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mpleTag.getBufferBody( boolean tri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impleTag.getPage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impleTag.setNonEmptyValueAttribute( String attr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impleTag.setRequiredValueAttribute( String attrValue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